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adi system register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RTC Register</text:p>
          </table:table-cell>
          <table:table-cell/>
        </table:table-row>
        <table:table-row table:style-name="ro3">
          <table:table-cell table:style-name="ce2" office:value-type="string">
            <text:p>uint32_t</text:p>
          </table:table-cell>
          <table:table-cell office:value-type="string">
            <text:p>unixtime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Loads Register</text:p>
          </table:table-cell>
          <table:table-cell/>
        </table:table-row>
        <table:table-row table:style-name="ro3">
          <table:table-cell table:style-name="ce2" office:value-type="string">
            <text:p>uint16_t</text:p>
          </table:table-cell>
          <table:table-cell office:value-type="string">
            <text:p>up to 16 loads controlled by corresponding 0 to 15 flag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Valves register</text:p>
          </table:table-cell>
          <table:table-cell/>
        </table:table-row>
        <table:table-row table:style-name="ro1">
          <table:table-cell office:value-type="string">
            <text:p>uint16_t</text:p>
          </table:table-cell>
          <table:table-cell office:value-type="string">
            <text:p>each bit of this value reflects desired valve state at the momen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1" office:value-type="string">
            <text:p>DHT register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23:16:33.35</meta:creation-date>
    <dc:date>2014-02-02T23:28:30.26</dc:date>
    <meta:editing-duration>P3DT23H56M46S</meta:editing-duration>
    <meta:editing-cycles>1</meta:editing-cycles>
    <meta:document-statistic meta:table-count="3" meta:cell-count="11" meta:object-count="0"/>
    <meta:generator>LibreOffice/3.5$Windows_x86 LibreOffice_project/165a79a-7059095-e13bb37-fef39a4-9503d18</meta:generator>
  </office:meta>
</office:document-meta>
</file>